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Modelo fisico de bases de datos en MySQ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13:12.968094638</dc:date>
    <meta:editing-duration>PT2H47M19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8" meta:character-count="39" meta:non-whitespace-character-count="32"/>
  </office:meta>
</office:document-meta>
</file>